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ersonenname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Sprachnutzung</text:p>
          </table:table-cell>
          <table:table-cell office:value-type="string" calcext:value-type="string">
            <text:p>Beleg</text:p>
          </table:table-cell>
        </table:table-row>
        <table:table-row table:style-name="ro1">
          <table:table-cell office:value-type="string" calcext:value-type="string">
            <text:p>Koenneritz, Marie Antonie Angelique Mathilde, Freifrau von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schrieb Übersetzungen aus dem Französischen</text:p>
          </table:table-cell>
        </table:table-row>
        <table:table-row table:style-name="ro1">
          <table:table-cell office:value-type="string" calcext:value-type="string">
            <text:p>Kohl, Camill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Sprachunterricht</text:p>
          </table:table-cell>
          <table:table-cell office:value-type="string" calcext:value-type="string">
            <text:p>kam als Lehrerin der französischen Sprache an ein Institut</text:p>
          </table:table-cell>
        </table:table-row>
        <table:table-row table:style-name="ro1">
          <table:table-cell office:value-type="string" calcext:value-type="string">
            <text:p>König, Ottili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schrieb Novellen, Kritiken und Übersetzungen aus dem Französischen und Englischen</text:p>
          </table:table-cell>
        </table:table-row>
        <table:table-row table:style-name="ro1">
          <table:table-cell office:value-type="string" calcext:value-type="string">
            <text:p>König, Ottili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schrieb Novellen, Kritiken und Übersetzungen aus dem Französischen und Englischen</text:p>
          </table:table-cell>
        </table:table-row>
        <table:table-row table:style-name="ro1">
          <table:table-cell office:value-type="string" calcext:value-type="string">
            <text:p>Kopsin, Lilly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en und Bearbeitungen</text:p>
          </table:table-cell>
          <table:table-cell office:value-type="string" calcext:value-type="string">
            <text:p>trat mit Übersetzungen und freien Bearbeitungen französischer dramatischer Werke</text:p>
          </table:table-cell>
        </table:table-row>
        <table:table-row table:style-name="ro1">
          <table:table-cell office:value-type="string" calcext:value-type="string">
            <text:p>Kraut, Marie v.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vorzugsweise als Übersetzerin aus dem Französischen, Italienischen und Englischen thätig</text:p>
          </table:table-cell>
        </table:table-row>
        <table:table-row table:style-name="ro1">
          <table:table-cell office:value-type="string" calcext:value-type="string">
            <text:p>Kraut, Marie v.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vorzugsweise als Übersetzerin aus dem Französischen, Italienischen und Englischen thätig</text:p>
          </table:table-cell>
        </table:table-row>
        <table:table-row table:style-name="ro1">
          <table:table-cell office:value-type="string" calcext:value-type="string">
            <text:p>Kraut, Marie v.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vorzugsweise als Übersetzerin aus dem Französischen, Italienischen und Englischen thätig</text:p>
          </table:table-cell>
        </table:table-row>
        <table:table-row table:style-name="ro1">
          <table:table-cell office:value-type="string" calcext:value-type="string">
            <text:p>Krejči, Marie Ann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Institutsleiterin und Originalarbeiten</text:p>
          </table:table-cell>
          <table:table-cell office:value-type="string" calcext:value-type="string">
            <text:p>die französische Sprache zur zweiten Muttersprache und befähigen Krejči, ihr Talent in französischen Originalarbeiten</text:p>
          </table:table-cell>
        </table:table-row>
        <table:table-row table:style-name="ro1">
          <table:table-cell office:value-type="string" calcext:value-type="string">
            <text:p>Kremnitz, Mite</text:p>
          </table:table-cell>
          <table:table-cell office:value-type="string" calcext:value-type="string">
            <text:p>Rumä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Rumänische Dichtungen (mit Carmen Sylva) übers.</text:p>
          </table:table-cell>
        </table:table-row>
        <table:table-row table:style-name="ro1">
          <table:table-cell office:value-type="string" calcext:value-type="string">
            <text:p>Krauschner, Irma</text:p>
          </table:table-cell>
          <table:table-cell office:value-type="string" calcext:value-type="string">
            <text:p>Rus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ungen aus dem Russischen</text:p>
          </table:table-cell>
        </table:table-row>
        <table:table-row table:style-name="ro1">
          <table:table-cell office:value-type="string" calcext:value-type="string">
            <text:p>Kurella, Mari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hat eine grosse Anzahl von Übersetzungen aus dem Englischen, Schwedischen und Italienischen veröffentlicht</text:p>
          </table:table-cell>
        </table:table-row>
        <table:table-row table:style-name="ro1">
          <table:table-cell office:value-type="string" calcext:value-type="string">
            <text:p>Kurella, Marie</text:p>
          </table:table-cell>
          <table:table-cell office:value-type="string" calcext:value-type="string">
            <text:p>Schwed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hat eine grosse Anzahl von Übersetzungen aus dem Englischen, Schwedischen und Italienischen veröffentlicht</text:p>
          </table:table-cell>
        </table:table-row>
        <table:table-row table:style-name="ro1">
          <table:table-cell office:value-type="string" calcext:value-type="string">
            <text:p>Kurella, Marie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hat eine grosse Anzahl von Übersetzungen aus dem Englischen, Schwedischen und Italienischen veröffentlicht</text:p>
          </table:table-cell>
        </table:table-row>
        <table:table-row table:style-name="ro1">
          <table:table-cell office:value-type="string" calcext:value-type="string">
            <text:p>Kurz, Isold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Sie war schon vom 12. Jahre an litterarisch thätig durch Übersetzungen aus dem Französischen, denen später solche aus dem Englischen, Italienischen, Russischen folgten</text:p>
          </table:table-cell>
        </table:table-row>
        <table:table-row table:style-name="ro1">
          <table:table-cell office:value-type="string" calcext:value-type="string">
            <text:p>Kurz, Isold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Sie war schon vom 12. Jahre an litterarisch thätig durch Übersetzungen aus dem Französischen, denen später solche aus dem Englischen, Italienischen, Russischen folgten</text:p>
          </table:table-cell>
        </table:table-row>
        <table:table-row table:style-name="ro1">
          <table:table-cell office:value-type="string" calcext:value-type="string">
            <text:p>Kurz, Isolde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Sie war schon vom 12. Jahre an litterarisch thätig durch Übersetzungen aus dem Französischen, denen später solche aus dem Englischen, Italienischen, Russischen folgten</text:p>
          </table:table-cell>
        </table:table-row>
        <table:table-row table:style-name="ro1">
          <table:table-cell office:value-type="string" calcext:value-type="string">
            <text:p>Kurz, Isolde</text:p>
          </table:table-cell>
          <table:table-cell office:value-type="string" calcext:value-type="string">
            <text:p>Rus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Sie war schon vom 12. Jahre an litterarisch thätig durch Übersetzungen aus dem Französischen, denen später solche aus dem Englischen, Italienischen, Russischen folgt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26T15:07:53.150000000</dc:date>
    <meta:editing-duration>PT2M19S</meta:editing-duration>
    <meta:editing-cycles>1</meta:editing-cycles>
    <meta:document-statistic meta:table-count="1" meta:cell-count="76" meta:object-count="0"/>
    <meta:generator>LibreOffice/7.4.5.1$Windows_X86_64 LibreOffice_project/9c0871452b3918c1019dde9bfac75448afc4b57f</meta:generator>
  </office:meta>
</office:document-meta>
</file>